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middle" fo:background-color="#D9D9D9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ackground-color="#F2F2F2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#F2F2F2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2" table:style-name="ce1"/>
          <table:table-cell office:value-type="string" table:number-columns-spanned="11" table:number-rows-spanned="1" table:style-name="ce2">
            <text:p>from state</text:p>
          </table:table-cell>
          <table:covered-table-cell table:number-columns-repeated="10"/>
          <table:table-cell table:number-columns-repeated="16371"/>
        </table:table-row>
        <table:table-row table:style-name="ro2">
          <table:table-cell table:number-columns-repeated="2" table:style-name="ce3"/>
          <table:table-cell office:value-type="string" table:style-name="ce7">
            <text:p>idle</text:p>
          </table:table-cell>
          <table:table-cell office:value-type="string" table:style-name="ce7">
            <text:p>whatsapp idle</text:p>
          </table:table-cell>
          <table:table-cell office:value-type="string" table:style-name="ce7">
            <text:p>whatsapp read message</text:p>
          </table:table-cell>
          <table:table-cell office:value-type="string" table:style-name="ce7">
            <text:p>whatsapp start new chat</text:p>
          </table:table-cell>
          <table:table-cell office:value-type="string" table:style-name="ce7">
            <text:p>whatsapp send message</text:p>
          </table:table-cell>
          <table:table-cell office:value-type="string" table:style-name="ce7">
            <text:p>email idle</text:p>
          </table:table-cell>
          <table:table-cell office:value-type="string" table:style-name="ce7">
            <text:p>email read</text:p>
          </table:table-cell>
          <table:table-cell office:value-type="string" table:style-name="ce7">
            <text:p>email write</text:p>
          </table:table-cell>
          <table:table-cell office:value-type="string" table:style-name="ce7">
            <text:p>mock location</text:p>
          </table:table-cell>
          <table:table-cell office:value-type="string" table:style-name="ce7">
            <text:p>browse</text:p>
          </table:table-cell>
          <table:table-cell office:value-type="string" table:style-name="ce7">
            <text:p>take photo</text:p>
          </table:table-cell>
          <table:table-cell table:number-columns-repeated="16371" table:style-name="ce3"/>
        </table:table-row>
        <table:table-row table:style-name="ro1">
          <table:table-cell office:value-type="string" table:number-columns-spanned="1" table:number-rows-spanned="11" table:style-name="ce4">
            <text:p>to state</text:p>
          </table:table-cell>
          <table:table-cell office:value-type="string" table:style-name="ce6">
            <text:p>idle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whatsapp idle</text:p>
          </table:table-cell>
          <table:table-cell office:value-type="float" office:value="0.6" table:style-name="ce1">
            <text:p>0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whatsapp read message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0.5" table:style-name="ce1">
            <text:p>0,5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whatsapp start new chat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,1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whatsapp send mess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,5</text:p>
          </table:table-cell>
          <table:table-cell office:value-type="float" office:value="0.4" table:style-name="ce1">
            <text:p>0,4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email idle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,33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email re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office:value-type="float" office:value="0.34" table:style-name="ce1">
            <text:p>0,34</text:p>
          </table:table-cell>
          <table:table-cell office:value-type="float" office:value="0.5" table:style-name="ce1">
            <text:p>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email wr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office:value-type="float" office:value="0.33" table:style-name="ce1">
            <text:p>0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mock location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browse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6">
            <text:p>take photo</text:p>
          </table:table-cell>
          <table:table-cell office:value-type="float" office:value="0.1" table:style-name="ce1">
            <text:p>0,1</text:p>
          </table:table-cell>
          <table:table-cell table:number-columns-repeated="16381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total:</text:p>
          </table:table-cell>
          <table:table-cell office:value-type="float" office:value="0.99999999999999989" table:formula="of:=SUM([.C3:.C13])" table:style-name="ce1">
            <text:p>1</text:p>
          </table:table-cell>
          <table:table-cell office:value-type="float" office:value="0.99999999999999989" table:formula="of:=SUM([.D3:.D12])" table:style-name="ce1">
            <text:p>1</text:p>
          </table:table-cell>
          <table:table-cell office:value-type="float" office:value="1" table:formula="of:=SUM([.E3:.E12])" table:style-name="ce1">
            <text:p>1</text:p>
          </table:table-cell>
          <table:table-cell office:value-type="float" office:value="1" table:formula="of:=SUM([.F3:.F12])" table:style-name="ce1">
            <text:p>1</text:p>
          </table:table-cell>
          <table:table-cell office:value-type="float" office:value="1" table:formula="of:=SUM([.G3:.G12])" table:style-name="ce1">
            <text:p>1</text:p>
          </table:table-cell>
          <table:table-cell office:value-type="float" office:value="1" table:formula="of:=SUM([.H3:.H12])" table:style-name="ce1">
            <text:p>1</text:p>
          </table:table-cell>
          <table:table-cell office:value-type="float" office:value="1" table:formula="of:=SUM([.I3:.I12])" table:style-name="ce1">
            <text:p>1</text:p>
          </table:table-cell>
          <table:table-cell office:value-type="float" office:value="1" table:formula="of:=SUM([.J3:.J12])" table:style-name="ce1">
            <text:p>1</text:p>
          </table:table-cell>
          <table:table-cell office:value-type="float" office:value="1" table:formula="of:=SUM([.K3:.K12])" table:style-name="ce1">
            <text:p>1</text:p>
          </table:table-cell>
          <table:table-cell office:value-type="float" office:value="1" table:formula="of:=SUM([.L3:.L12])" table:style-name="ce1">
            <text:p>1</text:p>
          </table:table-cell>
          <table:table-cell office:value-type="float" office:value="1" table:formula="of:=SUM([.M3:.M12])" table:style-name="ce1">
            <text:p>1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string" office:string-value="correct" table:formula="of:=IF([.C15]=1; &quot;correct&quot;;&quot;please change value&quot;)" table:style-name="ce1">
            <text:p>correct</text:p>
          </table:table-cell>
          <table:table-cell office:value-type="string" office:string-value="correct" table:formula="of:=IF([.D15]=1; &quot;correct&quot;;&quot;please change value&quot;)" table:style-name="ce1">
            <text:p>correct</text:p>
          </table:table-cell>
          <table:table-cell office:value-type="string" office:string-value="correct" table:formula="of:=IF([.E15]=1; &quot;correct&quot;;&quot;please change value&quot;)" table:style-name="ce1">
            <text:p>correct</text:p>
          </table:table-cell>
          <table:table-cell office:value-type="string" office:string-value="correct" table:formula="of:=IF([.F15]=1; &quot;correct&quot;;&quot;please change value&quot;)" table:style-name="ce1">
            <text:p>correct</text:p>
          </table:table-cell>
          <table:table-cell office:value-type="string" office:string-value="correct" table:formula="of:=IF([.G15]=1; &quot;correct&quot;;&quot;please change value&quot;)" table:style-name="ce1">
            <text:p>correct</text:p>
          </table:table-cell>
          <table:table-cell office:value-type="string" office:string-value="correct" table:formula="of:=IF([.H15]=1; &quot;correct&quot;;&quot;please change value&quot;)" table:style-name="ce1">
            <text:p>correct</text:p>
          </table:table-cell>
          <table:table-cell office:value-type="string" office:string-value="correct" table:formula="of:=IF([.I15]=1; &quot;correct&quot;;&quot;please change value&quot;)" table:style-name="ce1">
            <text:p>correct</text:p>
          </table:table-cell>
          <table:table-cell office:value-type="string" office:string-value="correct" table:formula="of:=IF([.J15]=1; &quot;correct&quot;;&quot;please change value&quot;)" table:style-name="ce1">
            <text:p>correct</text:p>
          </table:table-cell>
          <table:table-cell office:value-type="string" office:string-value="correct" table:formula="of:=IF([.K15]=1; &quot;correct&quot;;&quot;please change value&quot;)" table:style-name="ce1">
            <text:p>correct</text:p>
          </table:table-cell>
          <table:table-cell office:value-type="string" office:string-value="correct" table:formula="of:=IF([.L15]=1; &quot;correct&quot;;&quot;please change value&quot;)" table:style-name="ce1">
            <text:p>correct</text:p>
          </table:table-cell>
          <table:table-cell office:value-type="string" office:string-value="correct" table:formula="of:=IF([.M15]=1; &quot;correct&quot;;&quot;please change value&quot;)" table:style-name="ce1">
            <text:p>correct</text:p>
          </table:table-cell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creator>Microsoft Office User</dc:creator>
    <meta:creation-date>2021-11-08T08:37:15Z</meta:creation-date>
    <dc:date>2022-01-27T17:29:59Z</dc:date>
    <meta:editing-cycles>14</meta:editing-cycles>
    <meta:editing-duration>PT14305S</meta:editing-duration>
  </office:meta>
</office:document-meta>
</file>